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053745" officeooo:paragraph-rsid="00053745" style:language-asian="zxx" style:country-asian="none" style:language-complex="zxx" style:country-complex="non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ERRY SAVE MOTORS <text:tab/><text:tab/><text:tab/>---<text:span text:style-name="T1">Organisation et infos</text:span><text:span text:style-name="T2">---</text:span></text:p>
      <text:p text:style-name="P1"><text:span text:style-name="T2"/></text:p>
      <text:p text:style-name="P1"><text:span text:style-name="T2">//COUTS </text:span></text:p>
      <text:p text:style-name="P1"><text:span text:style-name="T2"><text:tab/>ENTRETIEN SITE</text:span></text:p>
      <text:p text:style-name="P1"><text:span text:style-name="T2"><text:tab/>HEBERGEMENT</text:span></text:p>
      <text:p text:style-name="P1"><text:span text:style-name="T2"/></text:p>
      <text:p text:style-name="P1"><text:span text:style-name="T2">//NOM DE DOMAINE</text:span></text:p>
      <text:p text:style-name="P1"><text:span text:style-name="T2"/></text:p>
      <text:p text:style-name="P1"><text:span text:style-name="T2">//CAHIER DES CHARGES</text:span></text:p>
      <text:p text:style-name="P1"><text:span text:style-name="T2"/></text:p>
      <text:p text:style-name="P1"><text:span text:style-name="T2">//REFERENCEMENT</text:span></text:p>
      <text:p text:style-name="P1"><text:span text:style-name="T2"/></text:p>
      <text:p text:style-name="P1"><text:span text:style-name="T2">//WEB ANALYTICS (NOMBRE DE VISITES SUR LE SITE)</text:span></text:p>
      <text:p text:style-name="P1"><text:span text:style-name="T2"/></text:p>
      <text:p text:style-name="P1"><text:span text:style-name="T2">//PARTENAIRES À POTENTIELLEMENT METTRE EN AVANT VIA LE SITE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1T13:56:36.263291361</meta:creation-date>
    <dc:date>2022-07-01T14:28:37.566985549</dc:date>
    <meta:editing-duration>PT21M51S</meta:editing-duration>
    <meta:editing-cycles>1</meta:editing-cycles>
    <meta:document-statistic meta:table-count="0" meta:image-count="0" meta:object-count="0" meta:page-count="1" meta:paragraph-count="9" meta:word-count="35" meta:character-count="242" meta:non-whitespace-character-count="211"/>
    <meta:generator>LibreOffice/7.3.4.2$Linux_X86_64 LibreOffice_project/30$Build-2</meta:generator>
  </office:meta>
</office:document-meta>
</file>